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0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""</text:span></text:p>
          </table:table-cell>
          <table:table-cell table:style-name="ce24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0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\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\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echo $9HOME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0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"'$HO''ME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0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?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">
            <text:p>SIGNAUX 🛰</text:p>
          </table:table-cell>
          <table:table-cell table:style-name="ce110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 </text:span><text:span text:style-name="T25">Ctlr-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0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$DONT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%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$?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?=2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9HOLA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10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@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!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^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~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10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">
            <text:p>FICHIERS BINAIRES 0️⃣ 1️⃣</text:p>
          </table:table-cell>
          <table:table-cell table:style-name="ce110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6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71">
            <text:p>CD 💿 PWD</text:p>
          </table:table-cell>
          <table:table-cell table:style-name="ce110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6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" 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 "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1 + 1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$? +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6">
            <text:p>EXIT <text:s/>⛔</text:p>
          </table:table-cell>
          <table:table-cell table:style-name="ce110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6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0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| exit 42</text:span></text:p>
          </table:table-cell>
          <table:table-cell table:style-name="ce3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| echo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hola</text:span></text:p>
          </table:table-cell>
          <table:table-cell table:style-name="ce23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 ls hola</text:span></text:p>
          </table:table-cell>
          <table:table-cell table:style-name="ce28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10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00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0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38">
            <text:p>( PARENTHESES )</text:p>
          </table:table-cell>
          <table:table-cell table:style-name="ce110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0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1">
          <table:table-cell table:style-name="ce100" office:value-type="string" calcext:value-type="string" table:number-columns-spanned="1" table:number-rows-spanned="6">
            <text:p>WILDCARD ⭐</text:p>
          </table:table-cell>
          <table:table-cell table:style-name="ce110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6T19:11:52.910359649</dc:date>
    <meta:editing-duration>PT34M30S</meta:editing-duration>
    <meta:editing-cycles>3</meta:editing-cycles>
    <meta:document-statistic meta:table-count="2" meta:cell-count="4377" meta:object-count="0"/>
  </office:meta>
</office:document-meta>
</file>